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f68a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218aaf" officeooo:paragraph-rsid="00218aaf" style:font-size-asian="12.25pt" style:font-weight-asian="bold" style:font-size-complex="14pt" style:font-weight-complex="bold"/>
    </style:style>
    <style:style style:name="P6" style:family="paragraph" style:parent-style-name="Hanging_20_indent">
      <style:text-properties officeooo:paragraph-rsid="0024bf07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23e623" officeooo:paragraph-rsid="0023e62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3e623" officeooo:paragraph-rsid="0023e623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3e623" officeooo:paragraph-rsid="0023e623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3e623" officeooo:paragraph-rsid="0023e623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4bf07" officeooo:paragraph-rsid="0024bf07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4bf07" officeooo:paragraph-rsid="0024bf0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4bf07" officeooo:paragraph-rsid="0024bf0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24bf07" officeooo:paragraph-rsid="0024bf07" style:font-size-asian="8.75pt" style:font-weight-asian="bold" style:font-size-complex="10pt" style:font-weight-complex="bold"/>
    </style:style>
    <style:style style:name="T1" style:family="text">
      <style:text-properties officeooo:rsid="0023e623"/>
    </style:style>
    <style:style style:name="T2" style:family="text">
      <style:text-properties officeooo:rsid="0024b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p text:style-name="P5">FRONT END – PART 2</text:p>
      <text:p text:style-name="P7">UNDERSTANDING DOM</text:p>
      <text:p text:style-name="P2"/>
      <text:p text:style-name="P3">(DOM Structure)</text:p>
      <text:p text:style-name="P8">1. Choose the correct statement/statements about the DOM descending relationship </text:p>
      <text:p text:style-name="Hanging_20_indent"><text:span text:style-name="T1">a) </text:span>The topmost object in the DOM is the browser's window.</text:p>
      <text:p text:style-name="Hanging_20_indent"><text:span text:style-name="T1">b) </text:span>After the window, DOM is the document displayed in the browser's window.</text:p>
      <text:p text:style-name="Hanging_20_indent"><text:span text:style-name="T1">c) </text:span>Both a &amp; b</text:p>
      <text:p text:style-name="Hanging_20_indent"><text:span text:style-name="T1">d) </text:span>None of these.</text:p>
      <text:p text:style-name="P4"/>
      <text:p text:style-name="P9">(API)</text:p>
      <text:p text:style-name="P10">2. What does API stands for?</text:p>
      <text:p text:style-name="Hanging_20_indent"><text:span text:style-name="T1">a) </text:span>Automatic Programming Interface<text:tab/><text:tab/><text:tab/><text:tab/><text:span text:style-name="T1">b) </text:span>Advanced Programmer Interface</text:p>
      <text:p text:style-name="Hanging_20_indent"><text:span text:style-name="T1">c) </text:span>Arithmetic Programmer Interface<text:tab/><text:tab/><text:tab/><text:tab/><text:span text:style-name="T1">d) </text:span>Application Programming Interface</text:p>
      <text:p text:style-name="P9"/>
      <text:p text:style-name="P9">(What is the output)</text:p>
      <text:p text:style-name="P10">3. What is the output of following code snippet?</text:p>
      <text:p text:style-name="P11"/>
      <text:p text:style-name="P11">console.log(window.document==document);</text:p>
      <text:p text:style-name="P11"/>
      <text:p text:style-name="Hanging_20_indent"><text:span text:style-name="T1">a) </text:span>True<text:tab/><text:tab/><text:tab/><text:tab/><text:tab/><text:tab/><text:tab/><text:span text:style-name="T1">b) </text:span>False</text:p>
      <text:p text:style-name="P9"/>
      <text:p text:style-name="P9">(Find the output)</text:p>
      <text:p text:style-name="P10">4. What is the result of the following code snippet?</text:p>
      <text:p text:style-name="P11"/>
      <text:p text:style-name="P11">console.log(window.location === document.location)</text:p>
      <text:p text:style-name="P11"/>
      <text:p text:style-name="Hanging_20_indent"><text:span text:style-name="T1">a) </text:span>True<text:tab/><text:tab/><text:tab/><text:span text:style-name="T1">b) </text:span>False<text:tab/><text:tab/><text:tab/><text:tab/><text:span text:style-name="T1">c) </text:span>0<text:tab/><text:tab/><text:tab/><text:tab/><text:span text:style-name="T1">d) </text:span>1</text:p>
      <text:p text:style-name="P9"/>
      <text:p text:style-name="P9">(This)</text:p>
      <text:p text:style-name="P10">5. What will be the output of following code?</text:p>
      <text:p text:style-name="P11"/>
      <text:p text:style-name="P11">function test(){</text:p>
      <text:p text:style-name="P11">return this;</text:p>
      <text:p text:style-name="P11">}</text:p>
      <text:p text:style-name="P11">console.log(test()==window);</text:p>
      <text:p text:style-name="P11"/>
      <text:p text:style-name="Hanging_20_indent"><text:span text:style-name="T1">a) </text:span>True<text:tab/><text:tab/><text:tab/><text:tab/><text:tab/><text:tab/><text:tab/><text:span text:style-name="T1">b) </text:span>False</text:p>
      <text:p text:style-name="P9"/>
      <text:p text:style-name="P9">(innerHTML)</text:p>
      <text:p text:style-name="P10">6. Why is Element.innerHTML used?</text:p>
      <text:p text:style-name="Hanging_20_indent"><text:span text:style-name="T1">a) </text:span>Append text in that element<text:tab/><text:tab/><text:tab/><text:tab/><text:span text:style-name="T1">b) </text:span>Gets or sets the text</text:p>
      <text:p text:style-name="Hanging_20_indent"><text:span text:style-name="T1">c) </text:span>Gets the data type of that element<text:tab/><text:tab/><text:tab/><text:tab/><text:span text:style-name="T1">d) </text:span>Gets all the tags present in that element</text:p>
      <text:p text:style-name="P9"/>
      <text:p text:style-name="P9">(getElementsByTagName)</text:p>
      <text:p text:style-name="P10">7. Why is the following code snippet used?</text:p>
      <text:p text:style-name="P11"/>
      <text:p text:style-name="P11"><text:soft-page-break/>document.getElementsByTagName(name);</text:p>
      <text:p text:style-name="P11"/>
      <text:p text:style-name="Hanging_20_indent"><text:span text:style-name="T1">a) </text:span>Find an element by element id<text:tab/><text:tab/><text:tab/><text:tab/><text:span text:style-name="T1">b) </text:span>Find elements by class name</text:p>
      <text:p text:style-name="Hanging_20_indent"><text:span text:style-name="T1">c) </text:span>Find elements by CSS selector<text:tab/><text:tab/><text:tab/><text:tab/><text:span text:style-name="T1">d) </text:span>Find elements by tag name</text:p>
      <text:p text:style-name="P9"/>
      <text:p text:style-name="P9">(Event handler)</text:p>
      <text:p text:style-name="P10">8. Event handler is nothing but _________</text:p>
      <text:p text:style-name="Hanging_20_indent"><text:span text:style-name="T1">a) </text:span>Function<text:tab/><text:tab/><text:tab/><text:span text:style-name="T1">b) </text:span>Interface<text:tab/><text:tab/><text:tab/><text:span text:style-name="T1">c) </text:span>Event<text:tab/><text:tab/><text:tab/><text:tab/><text:span text:style-name="T1">d) </text:span>Handler</text:p>
      <text:p text:style-name="P9"/>
      <text:p text:style-name="P9">(Function Invocation)</text:p>
      <text:p text:style-name="P10">9. When will the browser invoke the handler?</text:p>
      <text:p text:style-name="Hanging_20_indent"><text:span text:style-name="T1">a) </text:span>Program begins<text:tab/><text:tab/><text:tab/><text:tab/><text:tab/><text:tab/><text:span text:style-name="T1">b) </text:span>Any event occurs</text:p>
      <text:p text:style-name="Hanging_20_indent"><text:span text:style-name="T1">c) </text:span>Specified event occurs<text:tab/><text:tab/><text:tab/><text:tab/><text:tab/><text:span text:style-name="T1">d) </text:span>None of the mentioned</text:p>
      <text:p text:style-name="P9"/>
      <text:p text:style-name="P9">(Mouse events)</text:p>
      <text:p text:style-name="P10">10. When are mouse events generated?</text:p>
      <text:p text:style-name="Hanging_20_indent"><text:span text:style-name="T1">a) </text:span>When the user clicks over a document<text:tab/><text:tab/><text:tab/><text:span text:style-name="T1">b) </text:span>When user moves over a document</text:p>
      <text:p text:style-name="Hanging_20_indent"><text:span text:style-name="T1">c) </text:span>All of the above<text:tab/><text:tab/><text:tab/><text:tab/><text:tab/><text:tab/><text:span text:style-name="T1">d) </text:span>None of the above</text:p>
      <text:p text:style-name="P9"/>
      <text:p text:style-name="P9">(Mouse events - I)</text:p>
      <text:p text:style-name="P10">11. _____________ event occurs when the user clicks on an element</text:p>
      <text:p text:style-name="Hanging_20_indent"><text:span text:style-name="T1">a) </text:span>onclick<text:tab/><text:tab/><text:tab/><text:span text:style-name="T1">b) </text:span>ondblclick<text:tab/><text:tab/><text:tab/><text:span text:style-name="T1">c) </text:span>onmouseenter<text:tab/><text:tab/><text:tab/><text:span text:style-name="T1">d) </text:span>onmouseup</text:p>
      <text:p text:style-name="P9"/>
      <text:p text:style-name="P9">(Browser Invoking Handler)</text:p>
      <text:p text:style-name="P13">12. The browser invokes the handler when-</text:p>
      <text:p text:style-name="P6"><text:span text:style-name="T2">a) </text:span>The program begins<text:tab/><text:tab/><text:tab/><text:tab/><text:tab/><text:span text:style-name="T2">b) </text:span>Any event occurs</text:p>
      <text:p text:style-name="P6"><text:span text:style-name="T2">c) </text:span>A specified event occurs<text:tab/><text:tab/><text:tab/><text:tab/><text:tab/><text:span text:style-name="T2">d) </text:span>Webpage loads.</text:p>
      <text:p text:style-name="P9"/>
      <text:p text:style-name="P15">(Script tag)</text:p>
      <text:p text:style-name="P13">13. Where can we add script tag in html code?</text:p>
      <text:p text:style-name="Hanging_20_indent"><text:span text:style-name="T2">a) </text:span>In head<text:tab/><text:tab/><text:tab/><text:tab/><text:tab/><text:tab/><text:tab/><text:span text:style-name="T2">b) </text:span>In body</text:p>
      <text:p text:style-name="Hanging_20_indent"><text:span text:style-name="T2">c) </text:span>Any of the above<text:tab/><text:tab/><text:tab/><text:tab/><text:tab/><text:tab/><text:span text:style-name="T2">d) </text:span>None of the above</text:p>
      <text:p text:style-name="P15"/>
      <text:p text:style-name="P15">(External JavaScript)</text:p>
      <text:p text:style-name="P13">14. What are the advantages of using external Javascript?</text:p>
      <text:p text:style-name="Hanging_20_indent"><text:span text:style-name="T2">a) </text:span>It separates HTML and code</text:p>
      <text:p text:style-name="Hanging_20_indent"><text:span text:style-name="T2">b) </text:span>It makes HTML and JavaScript easier to read and maintain</text:p>
      <text:p text:style-name="Hanging_20_indent"><text:span text:style-name="T2">c) </text:span>Cached JavaScript files can speed up page loads</text:p>
      <text:p text:style-name="Hanging_20_indent"><text:span text:style-name="T2">d) </text:span>All of the above</text:p>
      <text:p text:style-name="P15"/>
      <text:p text:style-name="P15">(Linking external JavaScript)</text:p>
      <text:p text:style-name="P13">15. How to link external JavaScript in a HTML page?</text:p>
      <text:p text:style-name="Hanging_20_indent"><text:span text:style-name="T2">a) </text:span>&lt;script link="script.js"&gt;&lt;/script&gt;<text:tab/><text:tab/><text:tab/><text:tab/><text:span text:style-name="T2">b) </text:span>&lt;script src="script.js"&gt;&lt;/script&gt;</text:p>
      <text:p text:style-name="Hanging_20_indent"><text:span text:style-name="T2">c) </text:span>&lt;script href="script.js"&gt;&lt;/script&gt;<text:tab/><text:tab/><text:tab/><text:tab/><text:span text:style-name="T2">d) </text:span>&lt;script&gt;src="script.js"&lt;/script&gt;</text:p>
      <text:p text:style-name="P15"><text:soft-page-break/></text:p>
      <text:p text:style-name="P15">(onkeydown event)</text:p>
      <text:p text:style-name="P13">16. The onkeydown event occurs when the user is__________</text:p>
      <text:p text:style-name="Hanging_20_indent"><text:span text:style-name="T2">a) </text:span>pressing a key<text:tab/><text:tab/><text:tab/><text:tab/><text:tab/><text:tab/><text:span text:style-name="T2">b) </text:span>pressing ‘down’ key</text:p>
      <text:p text:style-name="Hanging_20_indent"><text:span text:style-name="T2">c) </text:span>move the mouse pointer<text:tab/><text:tab/><text:tab/><text:tab/><text:tab/><text:span text:style-name="T2">d) </text:span>None of the above</text:p>
      <text:p text:style-name="P15"/>
      <text:p text:style-name="P15">(Rotation of mouse wheel)</text:p>
      <text:p text:style-name="P13">17. Which among these is a property that reports rotation of mouse wheel axes?</text:p>
      <text:p text:style-name="Hanging_20_indent"><text:span text:style-name="T2">a) </text:span>ctrlKey<text:tab/><text:tab/><text:tab/><text:span text:style-name="T2">b) </text:span>alterX<text:tab/><text:tab/><text:tab/><text:span text:style-name="T2">c) </text:span>alterY<text:tab/><text:tab/><text:tab/><text:tab/><text:span text:style-name="T2">d) </text:span>deltaX</text:p>
      <text:p text:style-name="P15"/>
      <text:p text:style-name="P15">(keyCode property)</text:p>
      <text:p text:style-name="P13">18. What value does the keyCode property holds when a Shift key is pressed for adding punctuation character?</text:p>
      <text:p text:style-name="Hanging_20_indent"><text:span text:style-name="T2">a) </text:span>Special characters<text:tab/><text:tab/><text:span text:style-name="T2">b) </text:span>Alphabets<text:tab/><text:tab/><text:tab/><text:span text:style-name="T2">c) </text:span>Alphanumeric<text:tab/><text:tab/><text:tab/><text:span text:style-name="T2">d) </text:span>Digits</text:p>
      <text:p text:style-name="P15"/>
      <text:p text:style-name="P15">(key type)</text:p>
      <text:p text:style-name="P13">19. Which of the following properties is used to specify the key type when pressed?</text:p>
      <text:p text:style-name="Hanging_20_indent"><text:span text:style-name="T2">a) </text:span>keyType<text:tab/><text:tab/><text:tab/><text:span text:style-name="T2">b) </text:span>keyCode<text:tab/><text:tab/><text:tab/><text:span text:style-name="T2">c) </text:span>keyName<text:tab/><text:tab/><text:tab/><text:span text:style-name="T2">d) </text:span>keyProperty</text:p>
      <text:p text:style-name="P15"/>
      <text:p text:style-name="P15">(Event Bubbling)</text:p>
      <text:p text:style-name="P13">20. In Event bubbling, events starts from?</text:p>
      <text:p text:style-name="Hanging_20_indent"><text:span text:style-name="T2">a) </text:span>deepest element or target element to its parents<text:tab/><text:tab/><text:span text:style-name="T2">b) </text:span>top element to target element.</text:p>
      <text:p text:style-name="P15"/>
      <text:p text:style-name="P15">(Event bubbling prevention)</text:p>
      <text:p text:style-name="P13">21. Event bubbling can be prevented by using</text:p>
      <text:p text:style-name="Hanging_20_indent"><text:span text:style-name="T2">a) </text:span>event.stopPropagation()<text:tab/><text:tab/><text:tab/><text:tab/><text:tab/><text:span text:style-name="T2">b) </text:span>event.removePropagation()</text:p>
      <text:p text:style-name="Hanging_20_indent"><text:span text:style-name="T2">c) </text:span>removePropagation()<text:tab/><text:tab/><text:tab/><text:tab/><text:tab/><text:span text:style-name="T2">d) </text:span>stopPropagation()</text:p>
      <text:p text:style-name="P15"/>
      <text:p text:style-name="P15">(What is the output)</text:p>
      <text:p text:style-name="P13">22. What is the output of following code?</text:p>
      <text:p text:style-name="P14"/>
      <text:p text:style-name="P14">&lt;!DOCTYPE html&gt;</text:p>
      <text:p text:style-name="P14">&lt;html&gt;</text:p>
      <text:p text:style-name="P14">&lt;head&gt;</text:p>
      <text:p text:style-name="P14"><text:s text:c="2"/>&lt;title&gt;Event Bubbling&lt;/title&gt;</text:p>
      <text:p text:style-name="P14">&lt;/head&gt;</text:p>
      <text:p text:style-name="P14">&lt;body&gt;</text:p>
      <text:p text:style-name="P14"><text:s text:c="2"/>&lt;div id="parent"&gt;</text:p>
      <text:p text:style-name="P14"><text:s text:c="4"/>&lt;button id="child"&gt;Child&lt;/button&gt;</text:p>
      <text:p text:style-name="P14"><text:s text:c="2"/>&lt;/div&gt;</text:p>
      <text:p text:style-name="P14"><text:s text:c="2"/>&lt;script&gt;</text:p>
      <text:p text:style-name="P14"><text:s text:c="4"/>var parent = document.querySelector('#parent');</text:p>
      <text:p text:style-name="P14"><text:s text:c="6"/>parent.addEventListener('click', function(){</text:p>
      <text:p text:style-name="P14"><text:s text:c="8"/>console.log("Parent clicked");</text:p>
      <text:p text:style-name="P14"><text:s text:c="6"/>});</text:p>
      <text:p text:style-name="P14"><text:s text:c="4"/>var child = document.querySelector('#child');</text:p>
      <text:p text:style-name="P14"><text:s text:c="6"/>child.addEventListener('click', function(){</text:p>
      <text:p text:style-name="P14"><text:s text:c="8"/>console.log("Child clicked");</text:p>
      <text:p text:style-name="P14"><text:soft-page-break/><text:s text:c="6"/>});</text:p>
      <text:p text:style-name="P14"><text:s text:c="2"/>&lt;/script&gt;</text:p>
      <text:p text:style-name="P14">&lt;/body&gt;</text:p>
      <text:p text:style-name="P14">&lt;/html&gt;</text:p>
      <text:p text:style-name="P14"/>
      <text:p text:style-name="Hanging_20_indent"><text:span text:style-name="T2">a) </text:span>Child clicked<text:tab/><text:tab/><text:tab/><text:tab/><text:tab/><text:tab/><text:span text:style-name="T2">b) </text:span>Parent clicked</text:p>
      <text:p text:style-name="Hanging_20_indent"><text:span text:style-name="T2">c) </text:span>Child clicked Parent clicked<text:tab/><text:tab/><text:tab/><text:tab/><text:span text:style-name="T2">d) </text:span>Parent clicked Child clicked</text:p>
      <text:p text:style-name="P15"/>
      <text:p text:style-name="P15">(Strict Mode)</text:p>
      <text:p text:style-name="P13">23. Choose the correct statement about the strict mode.</text:p>
      <text:p text:style-name="Hanging_20_indent"><text:span text:style-name="T2">a) </text:span>It applies to block statements.</text:p>
      <text:p text:style-name="Hanging_20_indent"><text:span text:style-name="T2">b) </text:span>It applies to individual functions and also to the entire script.</text:p>
      <text:p text:style-name="Hanging_20_indent"><text:span text:style-name="T2">c) </text:span>It prevents or throws errors when relatively "unsafe" actions are taken (such as gaining access to the global object).</text:p>
      <text:p text:style-name="Hanging_20_indent"><text:span text:style-name="T2">d) </text:span>It applies to HTML pages.</text:p>
      <text:p text:style-name="P15"/>
      <text:p text:style-name="P16">ASSIGNMENT</text:p>
      <text:p text:style-name="P15"/>
      <text:p text:style-name="P15">(Event type)</text:p>
      <text:p text:style-name="P13">24. Which property specifies the type of event triggered?</text:p>
      <text:p text:style-name="Hanging_20_indent"><text:span text:style-name="T2">a) </text:span>Manner<text:tab/><text:tab/><text:tab/><text:tab/><text:tab/><text:tab/><text:tab/><text:span text:style-name="T2">b) </text:span>Target</text:p>
      <text:p text:style-name="Hanging_20_indent"><text:span text:style-name="T2">c) </text:span>Type<text:tab/><text:tab/><text:tab/><text:tab/><text:tab/><text:tab/><text:tab/><text:span text:style-name="T2">d) </text:span>All of the mentioned</text:p>
      <text:p text:style-name="P15"/>
      <text:p text:style-name="P15">(Drag and Drop)</text:p>
      <text:p text:style-name="P13">25. Which of the following are the drag and drop events?</text:p>
      <text:p text:style-name="Hanging_20_indent"><text:span text:style-name="T2">a) </text:span>drop<text:tab/><text:tab/><text:tab/><text:tab/><text:tab/><text:tab/><text:tab/><text:span text:style-name="T2">b) </text:span>dragstart</text:p>
      <text:p text:style-name="Hanging_20_indent"><text:span text:style-name="T2">c) </text:span>both drop and dragstart<text:tab/><text:tab/><text:tab/><text:tab/><text:tab/><text:span text:style-name="T2">d) </text:span>none of the mentioned</text:p>
      <text:p text:style-name="P15"/>
      <text:p text:style-name="P15">(Script Tag for External JavaScript)</text:p>
      <text:p text:style-name="P13">26. The external JavaScript file must contain the &lt;script&gt; tag.</text:p>
      <text:p text:style-name="Hanging_20_indent"><text:span text:style-name="T2">a) </text:span>True<text:tab/><text:tab/><text:tab/><text:tab/><text:tab/><text:tab/><text:tab/><text:span text:style-name="T2">b) </text:span>False</text:p>
      <text:p text:style-name="P15"/>
      <text:p text:style-name="P15">(Event Handling)</text:p>
      <text:p text:style-name="P13">27. The process by which the browser decides which objects to trigger event handlers on is_________</text:p>
      <text:p text:style-name="P6"><text:span text:style-name="T2">a) </text:span>Event Listening<text:tab/><text:tab/><text:tab/><text:tab/><text:tab/><text:tab/><text:span text:style-name="T2">b) </text:span>Event propagation</text:p>
      <text:p text:style-name="P6"><text:span text:style-name="T2">c) </text:span>Event Handling<text:tab/><text:tab/><text:tab/><text:tab/><text:tab/><text:tab/><text:span text:style-name="T2">d) </text:span>Event Triggering</text:p>
      <text:p text:style-name="P15"/>
      <text:p text:style-name="P15">(What is the Output)</text:p>
      <text:p text:style-name="P13">28. What is the output of following code?</text:p>
      <text:p text:style-name="P14"/>
      <text:p text:style-name="P14">&lt;!DOCTYPE html&gt;</text:p>
      <text:p text:style-name="P14">&lt;html&gt; <text:s text:c="3"/></text:p>
      <text:p text:style-name="P14">&lt;head&gt;</text:p>
      <text:p text:style-name="P14"><text:s text:c="2"/>&lt;title&gt;Event Bubbling&lt;/title&gt;</text:p>
      <text:p text:style-name="P14">&lt;/head&gt;</text:p>
      <text:p text:style-name="P14"><text:soft-page-break/>&lt;body&gt;</text:p>
      <text:p text:style-name="P14"><text:s text:c="2"/>&lt;div id="parent"&gt;</text:p>
      <text:p text:style-name="P14"><text:s text:c="4"/>&lt;button id="child"&gt;Child&lt;/button&gt;</text:p>
      <text:p text:style-name="P14"><text:s text:c="2"/>&lt;/div&gt;</text:p>
      <text:p text:style-name="P14"><text:s text:c="2"/>&lt;script&gt;</text:p>
      <text:p text:style-name="P14"><text:s text:c="4"/>var parent = document.querySelector('#parent');</text:p>
      <text:p text:style-name="P14"><text:s text:c="6"/>parent.addEventListener('click', function(e){</text:p>
      <text:p text:style-name="P14"><text:s text:c="8"/>console.log("Parent clicked");</text:p>
      <text:p text:style-name="P14"><text:s text:c="6"/>});</text:p>
      <text:p text:style-name="P14"><text:s text:c="4"/>var child = document.querySelector('#child');</text:p>
      <text:p text:style-name="P14"><text:s text:c="6"/>child.addEventListener('click', function(e){</text:p>
      <text:p text:style-name="P14"><text:s text:c="8"/>console.log("Child clicked");</text:p>
      <text:p text:style-name="P14"><text:s text:c="8"/>e.stopPropagation();</text:p>
      <text:p text:style-name="P14"><text:s text:c="6"/>});</text:p>
      <text:p text:style-name="P14"><text:s text:c="2"/>&lt;/script&gt;</text:p>
      <text:p text:style-name="P14">&lt;/body&gt;</text:p>
      <text:p text:style-name="P14">&lt;/html&gt;</text:p>
      <text:p text:style-name="P14"/>
      <text:p text:style-name="Hanging_20_indent"><text:span text:style-name="T2">a) </text:span>Child clicked<text:tab/><text:tab/><text:tab/><text:tab/><text:tab/><text:tab/><text:span text:style-name="T2">b) </text:span>Parent clicked</text:p>
      <text:p text:style-name="Hanging_20_indent"><text:span text:style-name="T2">c) </text:span>Child clicked Parent clicked<text:tab/><text:tab/><text:tab/><text:tab/><text:span text:style-name="T2">d) </text:span>Parent clicked Child clicked</text:p>
      <text:p text:style-name="P15"/>
      <text:p text:style-name="P15">(addEventListener)</text:p>
      <text:p text:style-name="P13">29. Which of the following statements about the arguments of addEventListener() is/are True.</text:p>
      <text:p text:style-name="P14"/>
      <text:p text:style-name="P14">1.The first argument to addEventListener() is the event type for </text:p>
      <text:p text:style-name="P14">which the handler is being registered. <text:s/></text:p>
      <text:p text:style-name="P14">2.The second argument to addEventListener() is the function that </text:p>
      <text:p text:style-name="P14">should be invoked when the specified type of event occurs.</text:p>
      <text:p text:style-name="P14">3.The third argument to addEventListener() is a numerical value</text:p>
      <text:p text:style-name="P14"/>
      <text:p text:style-name="Hanging_20_indent"/>
      <text:p text:style-name="P6"><text:span text:style-name="T2">a) </text:span>1 and 2 only<text:tab/><text:tab/><text:tab/><text:tab/><text:tab/><text:tab/><text:span text:style-name="T2">b) </text:span>1 and 3 only</text:p>
      <text:p text:style-name="P6"><text:span text:style-name="T2">c) </text:span>2 and 3 only<text:tab/><text:tab/><text:tab/><text:tab/><text:tab/><text:tab/><text:span text:style-name="T2">d) </text:span>All 1, 2 and 3</text:p>
      <text:p text:style-name="P15"/>
      <text:p text:style-name="P15">(Changing text in HTML)</text:p>
      <text:p text:style-name="P13">30. Choose the correct JavaScript syntax to change the content of the following HTML code.</text:p>
      <text:p text:style-name="P14"/>
      <text:p text:style-name="P14">&lt;p id="ninjas"&gt;Coding Ninjas&lt;/p&gt;</text:p>
      <text:p text:style-name="P14"/>
      <text:p text:style-name="Hanging_20_indent"><text:span text:style-name="T2">a) </text:span>document.getElement(“ninjas”).innerHTML=”I am a Ninja”;</text:p>
      <text:p text:style-name="Hanging_20_indent"><text:span text:style-name="T2">b) </text:span>document.getElementById(“ninjas”).innerHTML=I am a Ninja;</text:p>
      <text:p text:style-name="Hanging_20_indent"><text:span text:style-name="T2">c) </text:span>document.getElementById(“ninjas”).innerHTML=”I am a Ninja”;</text:p>
      <text:p text:style-name="Hanging_20_indent"><text:span text:style-name="T2">d) </text:span>document.querySelector(“#ninjas”).innerHTML= “I am a Ninja”</text:p>
      <text:p text:style-name="P3"/>
      <text:p text:style-name="P3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3:53:56.432492101</meta:creation-date>
    <dc:title>Coding Ninjas A4 Sheet</dc:title>
    <meta:editing-duration>PT25S</meta:editing-duration>
    <meta:editing-cycles>3</meta:editing-cycles>
    <meta:generator>LibreOffice/7.3.7.2$Linux_X86_64 LibreOffice_project/30$Build-2</meta:generator>
    <dc:date>2023-02-10T14:20:32.866359715</dc:date>
    <meta:document-statistic meta:table-count="0" meta:image-count="0" meta:object-count="0" meta:page-count="5" meta:paragraph-count="179" meta:word-count="983" meta:character-count="6712" meta:non-whitespace-character-count="5574"/>
    <meta:template xlink:type="simple" xlink:actuate="onRequest" xlink:title="Coding Ninjas A4 Sheet" xlink:href="../../../../../../../../../../../Templates/Coding%20Ninjas%20MCQ%20A4%20Sheet.ott" meta:date="2023-02-10T13:53:54.088064615"/>
  </office:meta>
</office:document-meta>
</file>